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yesianAnalysis.appendToSubject( MimeMessage message , String toApp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yesianAnalysis.get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sis.setMaxSize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sis.touchLastCorpusLoa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sis.getAddressesString( Collection addres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yesianAnalysis.service( Mail mai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BayesianAnalysis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sis.initDb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yesianAnalysis.getLastCorpusLoa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pusLoader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rpusLoader.CorpusLoader( BayesianAnalysis analys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yesianAnalysis.saveChanges( Mime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yesianAnalysis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ayesianAnalysis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sis.loadData( Connection con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